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19B4D6CD2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4.314cm" svg:height="10.874cm" draw:z-index="0"><draw:image xlink:href="Pictures/100000000000021D0000019B4D6CD20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22:39:18.583323012</meta:creation-date>
    <dc:date>2016-05-05T07:27:15.287758082</dc:date>
    <meta:editing-duration>PT8H47M24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